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Garamond-Bold" svg:font-family="AGaramond-Bold"/>
    <style:font-face style:name="AGaramond-Italic" svg:font-family="AGaramond-Italic"/>
    <style:font-face style:name="AGaramond-Regular" svg:font-family="AGaramond-Regular"/>
    <style:font-face style:name="Frutiger-BlackCn" svg:font-family="Frutiger-BlackCn"/>
    <style:font-face style:name="Frutiger-Cn" svg:font-family="Frutiger-Cn"/>
    <style:font-face style:name="LucidaSans-Typewriter" svg:font-family="LucidaSans-Typewriter"/>
    <style:font-face style:name="Tahoma1" svg:font-family="Tahoma"/>
    <style:font-face style:name="LucidaSans-Typewriter1" svg:font-family="LucidaSans-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31f20" style:font-name="Frutiger-BlackCn" fo:font-size="12pt" fo:font-style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31f20" style:font-name="Frutiger-BlackCn" fo:font-size="12pt" fo:font-style="normal"/>
    </style:style>
    <style:style style:name="P3" style:family="paragraph" style:parent-style-name="Standard">
      <style:text-properties fo:font-variant="normal" fo:text-transform="none" fo:color="#231f20" style:font-name="AGaramond-Regular" fo:font-size="11pt" fo:font-style="normal" style:font-size-asian="11pt" style:font-size-complex="11pt"/>
    </style:style>
    <style:style style:name="P4" style:family="paragraph" style:parent-style-name="Standard">
      <style:paragraph-properties fo:break-before="page"/>
      <style:text-properties fo:font-variant="normal" fo:text-transform="none" fo:color="#231f20" style:font-name="Frutiger-BlackCn" fo:font-size="12pt" fo:font-style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Garamond-Italic" fo:font-size="11pt"/>
    </style:style>
    <style:style style:name="T4" style:family="text">
      <style:text-properties style:font-name="AGaramond-Italic" fo:font-size="11pt" fo:font-style="italic"/>
    </style:style>
    <style:style style:name="T5" style:family="text">
      <style:text-properties style:font-name="AGaramond-Bold" fo:font-size="11pt"/>
    </style:style>
    <style:style style:name="T6" style:family="text">
      <style:text-properties style:font-name="AGaramond-Bold" fo:font-size="11pt" fo:font-weight="bold"/>
    </style:style>
    <style:style style:name="T7" style:family="text">
      <style:text-properties style:font-name="AGaramond-Regular" fo:font-size="11pt"/>
    </style:style>
    <style:style style:name="T8" style:family="text">
      <style:text-properties style:font-name="AGaramond-Regular" fo:font-size="11pt" fo:font-weight="bold"/>
    </style:style>
    <style:style style:name="T9" style:family="text">
      <style:text-properties style:font-name="AGaramond-Regular" fo:font-size="11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AGaramond-Regular" fo:font-size="11pt" fo:font-style="italic" style:font-style-asian="italic" style:font-style-complex="italic"/>
    </style:style>
    <style:style style:name="T11" style:family="text">
      <style:text-properties style:font-name="AGaramond-Regular" fo:font-size="9pt" style:font-size-asian="9pt" style:font-size-complex="9pt"/>
    </style:style>
    <style:style style:name="T12" style:family="text">
      <style:text-properties style:font-name="LucidaSans-Typewriter"/>
    </style:style>
    <style:style style:name="T13" style:family="text">
      <style:text-properties style:font-name="LucidaSans-Typewriter" fo:font-weight="bold" style:font-weight-asian="bold" style:font-weight-complex="bold"/>
    </style:style>
    <style:style style:name="T14" style:family="text">
      <style:text-properties style:font-name="LucidaSans-Typewriter" fo:font-size="9pt"/>
    </style:style>
    <style:style style:name="T15" style:family="text">
      <style:text-properties style:font-name="LucidaSans-Typewriter" fo:font-size="9pt" fo:font-weight="bold"/>
    </style:style>
    <style:style style:name="T16" style:family="text">
      <style:text-properties style:font-name="LucidaSans-Typewriter" fo:font-size="9pt" fo:font-weight="bold" style:font-weight-asian="bold" style:font-weight-complex="bold"/>
    </style:style>
    <style:style style:name="T17" style:family="text">
      <style:text-properties style:font-name="LucidaSans-Typewriter1" fo:font-size="9pt" style:font-size-asian="9pt" style:font-size-complex="9pt"/>
    </style:style>
    <style:style style:name="T18" style:family="text">
      <style:text-properties style:font-name="AGaramond-Regular" fo:font-size="11pt" style:font-size-asian="11pt" style:font-size-complex="11pt"/>
    </style:style>
    <style:style style:name="T19" style:family="text">
      <style:text-properties style:font-name="AGaramond-Regular"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ill in the Blank</text:span><text:line-break/><text:span text:style-name="T4">Complete the following sentences by writing the correct word or words in the blanks provided.</text:span><text:span text:style-name="T3"><text:line-break/></text:span><text:span text:style-name="T6">1. </text:span><text:span text:style-name="T17">bool, byte, sbyte, char, decimal, double, float, Int, uint, long, ulong, object, short, ushort, string</text:span><text:span text:style-name="T7"> are the primitive data types for which the support is directly built into<text:line-break/>the programming language.<text:line-break/></text:span><text:span text:style-name="T6">2. </text:span><text:span text:style-name="T7">To access the first element of an array, use an index of </text:span><text:span text:style-name="T9">[0]</text:span><text:span text:style-name="T7">.<text:line-break/></text:span><text:span text:style-name="T6">3. </text:span><text:span text:style-name="T7">In the C# programming language, the data types for variables, constants, method return<text:line-break/>values, and parameters must be known at </text:span><text:span text:style-name="T10">compile time</text:span><text:span text:style-name="T7">.<text:line-break/></text:span><text:span text:style-name="T6">4. </text:span><text:span text:style-name="T7">The reference types store only a </text:span><text:span text:style-name="T10">memory address</text:span><text:span text:style-name="T7"> to a memory location that contains the<text:line-break/>actual data.<text:line-break/></text:span><text:span text:style-name="T6">5. </text:span><text:span text:style-name="T10">Boxing</text:span><text:span text:style-name="T7"> is the process of converting a value type to the reference type.<text:line-break/></text:span><text:span text:style-name="T10">Unboxing </text:span><text:span text:style-name="T7">is the process of converting an reference type to the value type.<text:line-break/></text:span><text:span text:style-name="T6">6. </text:span><text:span text:style-name="T7">An array is a collection of items, of the same data type, stored in a </text:span><text:span text:style-name="T10">contigous</text:span><text:span text:style-name="T7"> memory<text:line-break/>location and addressed by using the array’s </text:span><text:span text:style-name="T10">index</text:span><text:span text:style-name="T7">.<text:line-break/></text:span><text:span text:style-name="T6">7. </text:span><text:span text:style-name="T7">The memory allocated in the </text:span><text:span text:style-name="T10">heap </text:span><text:span text:style-name="T7">is automatically reclaimed by the garbage<text:line-break/>collector when the objects are not in use anymore.<text:line-break/></text:span><text:span text:style-name="T6">8. </text:span><text:span text:style-name="T10">System.Collections </text:span><text:span text:style-name="T7">is the generic class that corresponds to </text:span><text:span text:style-name="T14">ArrayList</text:span><text:span text:style-name="T7">.<text:line-break/></text:span><text:span text:style-name="T6">9. </text:span><text:span text:style-name="T10">List&lt;T&gt;</text:span><text:span text:style-name="T7"> ensures that you can only assign a value of the correct data type to a<text:line-break/>generic collection.<text:line-break/></text:span><text:span text:style-name="T6">10. </text:span><text:span text:style-name="T7">The generic collection classes are defined as part of the </text:span><text:span text:style-name="T10">System.Collections.Generic </text:span><text:span text:style-name="T7">namespace.</text:span></text:p>
      <text:p text:style-name="P1"><text:span text:style-name="T7"/></text:p>
      <text:p text:style-name="P1"><text:span text:style-name="T8">Multiple Choice</text:span><text:span text:style-name="T7"><text:line-break/></text:span><text:span text:style-name="T4">Circle the letter that corresponds to the best answer.</text:span><text:span text:style-name="T3"><text:line-break/></text:span><text:span text:style-name="T6">1. </text:span><text:span text:style-name="T7">You need to store values ranging from 0 to 255. You need to also make sure that your<text:line-break/>program minimizes memory use. Which data type should you use to store these values?<text:line-break/></text:span><text:span text:style-name="T6">a. </text:span><text:span text:style-name="T14">byte<text:line-break/></text:span><text:span text:style-name="T6">b. </text:span><text:span text:style-name="T14">char<text:line-break/></text:span><text:span text:style-name="T6">c. </text:span><text:span text:style-name="T14">short<text:line-break/></text:span><text:span text:style-name="T6">d. </text:span><text:span text:style-name="T14">Int</text:span></text:p>
      <text:p text:style-name="P3">Answer: <text:span text:style-name="T2">a.</text:span></text:p>
      <text:p text:style-name="P1"><text:span text:style-name="T14"><text:line-break/></text:span><text:span text:style-name="T6">2. </text:span><text:span text:style-name="T7">You write the following code snippet:<text:line-break/></text:span><text:span text:style-name="T14">int[] numbers = {1, 2, 3, 4};<text:line-break/>int val = numbers[1];<text:line-break/></text:span><text:span text:style-name="T7">What is the value of the variable val after this code snippet is executed?<text:line-break/></text:span><text:span text:style-name="T6">a. </text:span><text:span text:style-name="T7">1<text:line-break/></text:span><text:span text:style-name="T6">b. </text:span><text:span text:style-name="T7">2<text:line-break/></text:span><text:span text:style-name="T6">c. </text:span><text:span text:style-name="T7">3<text:line-break/></text:span><text:span text:style-name="T6">d. </text:span><text:span text:style-name="T7">4</text:span></text:p>
      <text:p text:style-name="P1"><text:span text:style-name="T18">Answer: </text:span><text:span text:style-name="T19">b.</text:span></text:p>
      <text:p text:style-name="P1"><text:span text:style-name="T7"><text:line-break/></text:span><text:soft-page-break/><text:span text:style-name="T6">3. </text:span><text:span text:style-name="T7">You need to create a variable that stores multiple unicode characters. Which data type<text:line-break/>should you use to define such a variable?<text:line-break/></text:span><text:span text:style-name="T6">a. </text:span><text:span text:style-name="T14">byte<text:line-break/></text:span><text:span text:style-name="T6">b. </text:span><text:span text:style-name="T14">sbyte<text:line-break/></text:span><text:span text:style-name="T6">c. </text:span><text:span text:style-name="T14">char<text:line-break/></text:span><text:span text:style-name="T6">d. </text:span><text:span text:style-name="T14">string</text:span></text:p>
      <text:p text:style-name="P1"><text:span text:style-name="T18">Answer: </text:span><text:span text:style-name="T19">d.</text:span></text:p>
      <text:p text:style-name="P1"><text:span text:style-name="T14"><text:line-break/></text:span><text:span text:style-name="T6">4. </text:span><text:span text:style-name="T7">You need to create a structured data type named Point. Point should have two fields (X<text:line-break/>and Y), each of the float data type. Programs that use the Point data type should be able<text:line-break/>to directly reference the fields X and Y. You need to make sure that Point is a value data<text:line-break/>type so that the value of the variable is directly stored in its assigned memory location.<text:line-break/>How should you define such a data type?<text:line-break/></text:span><text:span text:style-name="T6">a.</text:span><text:span text:style-name="T5"><text:line-break/></text:span><text:span text:style-name="T14">public class Point<text:line-break/>{<text:line-break/>private int X, Y;<text:line-break/>}<text:line-break/></text:span><text:span text:style-name="T6">b.</text:span><text:span text:style-name="T5"><text:line-break/></text:span><text:span text:style-name="T14">public class Point<text:line-break/>{<text:line-break/>public int X, Y;<text:line-break/>}<text:line-break/></text:span><text:span text:style-name="T6">c.</text:span><text:span text:style-name="T5"><text:line-break/></text:span><text:span text:style-name="T14">public struct Point<text:line-break/>{<text:line-break/>private int X, Y;<text:line-break/>}<text:line-break/></text:span><text:span text:style-name="T6">d.</text:span><text:span text:style-name="T5"><text:line-break/></text:span><text:span text:style-name="T14">public struct Point<text:line-break/>{<text:line-break/>public int X, Y;<text:line-break/>}</text:span></text:p>
      <text:p text:style-name="P1"><text:span text:style-name="T18">Answer: </text:span><text:span text:style-name="T19">d.</text:span></text:p>
      <text:p text:style-name="P1"><text:span text:style-name="T14"><text:line-break/></text:span><text:span text:style-name="T8">5. </text:span><text:span text:style-name="T7">Which of the following statements, when executed, will throw an exception of the type<text:line-break/></text:span><text:span text:style-name="T14">InvalidCastException</text:span><text:span text:style-name="T7">?<text:line-break/></text:span><text:span text:style-name="T6">a.</text:span><text:span text:style-name="T5"><text:line-break/></text:span><text:span text:style-name="T14">int number1 = 12;<text:line-break/>double number2 = number1;<text:line-break/></text:span><text:span text:style-name="T6">b.</text:span><text:span text:style-name="T5"><text:line-break/></text:span><text:span text:style-name="T14">double number2 = 3.141;<text:line-break/>int number1 = number2;<text:line-break/></text:span><text:span text:style-name="T6">c.</text:span><text:span text:style-name="T5"><text:line-break/></text:span><text:span text:style-name="T14">int i = 10;<text:line-break/>object o = i;<text:line-break/></text:span><text:span text:style-name="T6">d.</text:span><text:span text:style-name="T5"><text:line-break/></text:span><text:span text:style-name="T14">object o = 10;<text:line-break/>int i = (int) o;</text:span></text:p>
      <text:p text:style-name="P1"><text:span text:style-name="T18">Answer: </text:span><text:span text:style-name="T19">b.</text:span></text:p>
      <text:p text:style-name="P4"><text:span text:style-name="T6">6. </text:span><text:span text:style-name="T7">You write the following code in your program:<text:line-break/></text:span><text:span text:style-name="T14">double p = 3.141;<text:line-break/>object o = p;<text:line-break/>int i = (int) o;<text:line-break/></text:span><text:span text:style-name="T7">Not all data type conversion is permissible. When you run this code, which of the<text:line-break/>following exceptions should you expect to receive?<text:line-break/></text:span><text:span text:style-name="T6">a. </text:span><text:span text:style-name="T14">System.InvalidCastException<text:line-break/></text:span><text:span text:style-name="T6">b. </text:span><text:span text:style-name="T14">System.InvalidOperationException<text:line-break/></text:span><text:span text:style-name="T6">c. </text:span><text:span text:style-name="T14">System.InvalidDataException<text:line-break/></text:span><text:span text:style-name="T6">d. </text:span><text:span text:style-name="T14">System.FormatException</text:span></text:p>
      <text:p text:style-name="P1"><text:span text:style-name="T18">Answer: </text:span><text:span text:style-name="T19">a.</text:span></text:p>
      <text:p text:style-name="P1"><text:span text:style-name="T14"><text:line-break/></text:span><text:span text:style-name="T6">7. </text:span><text:span text:style-name="T7">You are using a HashTable collection in your program. You want to modify your<text:line-break/>program to take advantage of type safety and increased performance offered by the<text:line-break/>generic types. Which of the following generic types should you use to replace<text:line-break/>HashTable with in your program?<text:line-break/></text:span><text:span text:style-name="T6">a. </text:span><text:span text:style-name="T14">Collection&lt;T&gt;<text:line-break/></text:span><text:span text:style-name="T6">b. </text:span><text:span text:style-name="T14">Dictionary&lt;TKey, TValue&gt;<text:line-break/></text:span><text:span text:style-name="T6">c. </text:span><text:span text:style-name="T14">List&lt;T&gt;<text:line-break/></text:span><text:span text:style-name="T6">d. </text:span><text:span text:style-name="T14">SortedList&lt;TKey, Tvalue&gt;</text:span></text:p>
      <text:p text:style-name="P1"><text:span text:style-name="T18">Answer: </text:span><text:span text:style-name="T19">b.</text:span></text:p>
      <text:p text:style-name="P1"><text:span text:style-name="T14"><text:line-break/></text:span><text:span text:style-name="T6">8. </text:span><text:span text:style-name="T7">You are working with the </text:span><text:span text:style-name="T14">List&lt;T&gt; </text:span><text:span text:style-name="T7">collection in a program that you are developing. You<text:line-break/>write the following code:<text:line-break/></text:span><text:span text:style-name="T14">List&lt;int&gt; numbers = new List&lt;int&gt;();<text:line-break/>numbers.AddRange(new[] { 2, 6, 8 });<text:line-break/></text:span><text:span text:style-name="T7">You need to insert the number 4 between the number 2 and 6. What code should you<text:line-break/>write to accomplish this?<text:line-break/></text:span><text:span text:style-name="T6">a. </text:span><text:span text:style-name="T14">numbers.Insert(4, 1);<text:line-break/></text:span><text:span text:style-name="T6">b. </text:span><text:span text:style-name="T14">numbers.Insert(1, 4);<text:line-break/></text:span><text:span text:style-name="T6">c. </text:span><text:span text:style-name="T14">numbers.Insert(2, 4);<text:line-break/></text:span><text:span text:style-name="T6">d. </text:span><text:span text:style-name="T14">numbers.Insert(4, 2);<text:line-break/></text:span><text:span text:style-name="T18">Answer: </text:span><text:span text:style-name="T19">b.</text:span></text:p>
      <text:p text:style-name="P1"><text:span text:style-name="T14"><text:line-break/></text:span><text:span text:style-name="T6">9.</text:span><text:span text:style-name="T15"> </text:span><text:span text:style-name="T7">You are developing a C# program. The program declares a variable that represents the<text:line-break/>first-in, first-out collection of values of the double data type. You need to make sure that<text:line-break/>you are not able to store any other data type in the collection. What data type should<text:line-break/>you use to declare the variable in your program?<text:line-break/></text:span><text:span text:style-name="T6">a. </text:span><text:span text:style-name="T14">Queue<text:line-break/></text:span><text:span text:style-name="T6">b. </text:span><text:span text:style-name="T14">Queue&lt;double&gt;<text:line-break/></text:span><text:span text:style-name="T6">c. </text:span><text:span text:style-name="T14">Stack<text:line-break/></text:span><text:span text:style-name="T6">d. </text:span><text:span text:style-name="T14">Stack&lt;double&gt;</text:span></text:p>
      <text:p text:style-name="P1"><text:span text:style-name="T18">Answer: </text:span><text:span text:style-name="T19">b.</text:span></text:p>
      <text:p text:style-name="P1"><text:span text:style-name="T19"/></text:p>
      <text:p text:style-name="P4"><text:span text:style-name="T6">10. </text:span><text:span text:style-name="T7">You are developing a C# program. The program declares a variable that represents a<text:line-break/>strongly typed collection of values of the double data type. The values of the collection<text:line-break/>can only be manipulated in the order of last-in, first-out. Which data type should you<text:line-break/>use to declare the variable in your program?<text:line-break/></text:span><text:span text:style-name="T6">a. </text:span><text:span text:style-name="T14">Queue<text:line-break/></text:span><text:span text:style-name="T6">b. </text:span><text:span text:style-name="T14">Queue&lt;double&gt;<text:line-break/></text:span><text:span text:style-name="T6">c. </text:span><text:span text:style-name="T14">Stack<text:line-break/></text:span><text:span text:style-name="T6">d. </text:span><text:span text:style-name="T14">Stack&lt;double&gt;<text:line-break/></text:span><text:span text:style-name="T18">Answer: </text:span><text:span text:style-name="T19">d.</text:span><text:span text:style-name="T14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Garamond-Bold" svg:font-family="AGaramond-Bold"/>
    <style:font-face style:name="AGaramond-Italic" svg:font-family="AGaramond-Italic"/>
    <style:font-face style:name="AGaramond-Regular" svg:font-family="AGaramond-Regular"/>
    <style:font-face style:name="Frutiger-BlackCn" svg:font-family="Frutiger-BlackCn"/>
    <style:font-face style:name="Frutiger-Cn" svg:font-family="Frutiger-Cn"/>
    <style:font-face style:name="LucidaSans-Typewriter" svg:font-family="LucidaSans-Typewriter"/>
    <style:font-face style:name="Tahoma1" svg:font-family="Tahoma"/>
    <style:font-face style:name="LucidaSans-Typewriter1" svg:font-family="LucidaSans-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16S</meta:editing-duration>
    <meta:editing-cycles>3</meta:editing-cycles>
    <meta:generator>OpenOffice/4.1.1$Win32 OpenOffice.org_project/411m6$Build-9775</meta:generator>
    <dc:date>2015-03-10T11:36:52.84</dc:date>
    <meta:document-statistic meta:table-count="0" meta:image-count="0" meta:object-count="0" meta:page-count="4" meta:paragraph-count="19" meta:word-count="836" meta:character-count="4745"/>
    <dc:creator>Patrick </dc:creator>
    <meta:user-defined meta:name="Info 1"/>
    <meta:user-defined meta:name="Info 2"/>
    <meta:user-defined meta:name="Info 3"/>
    <meta:user-defined meta:name="Info 4"/>
  </office:meta>
</office:document-meta>
</file>